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2" office:value-type="string" calcext:value-type="string">
            <text:p>keys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categry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</text:p>
          </table:table-cell>
          <table:table-cell table:style-name="ce18"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7</text:p>
            <text:p>* Peak wavelength: 185.0 nm</text:p>
            <text:p>* Peak wavelength type: far UV</text:p>
            <text:p/>
            <text:p>Temperature zone data:</text:p>
            <text:p>* Mineral melting line: &lt; 2.604 AU</text:p>
            <text:p>* Hot zone   :   2.604 ... 6.699 AU</text:p>
            <text:p>* Warm zone  :   6.699 ... 23.343 AU</text:p>
            <text:p>* Temp. zone :   23.343 ... 33.012 AU</text:p>
            <text:p>* Cold zone  :   33.012 ... 94.737 AU</text:p>
            <text:p>* Frost line : &gt; 94.737 AU</text:p>
          </table:table-cell>
          <table:table-cell table:style-name="ce18"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7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Межа плавлення мінералів: &lt; 2.604 а.о.</text:p>
            <text:p>* Гаряча зона  :   2.604 ... 6.699 а.о.</text:p>
            <text:p>* Тепла зона   :   6.699 ... 23.343 а.о.</text:p>
            <text:p>* Помірна зона :   23.343 ... 33.012 а.о.</text:p>
            <text:p>* Холодна зона :   33.012 ... 50.427 а.о.</text:p>
            <text:p>* Межа кригоутворення : &gt; 94.73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_SYSTEM</text:p>
          </table:table-cell>
          <table:table-cell table:style-name="ce18" office:value-type="string" calcext:value-type="string">
            <text:p>A planetary system around the Victory A star.</text:p>
          </table:table-cell>
          <table:table-cell table:style-name="ce18" office:value-type="string" calcext:value-type="string">
            <text:p>Планетарна система зірки Вікторі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_PLANET_0</text:p>
          </table:table-cell>
          <table:table-cell table:style-name="ce18" office:value-type="string" calcext:value-type="string">
            <text:p>Gas giant in Victory planetary system.</text:p>
          </table:table-cell>
          <table:table-cell table:style-name="ce18" office:value-type="string" calcext:value-type="string">
            <text:p>Газовий гігант у планетарній системі Вікторі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</text:p>
          </table:table-cell>
          <table:table-cell table:style-name="ce18" office:value-type="string" calcext:value-type="string">
            <text:p>A red dwarf in the heart of the Moirai cluster.</text:p>
          </table:table-cell>
          <table:table-cell table:style-name="ce18" office:value-type="string" calcext:value-type="string">
            <text:p>Червоний карлик у самому серці кластеру Мойр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_SYSTEM</text:p>
          </table:table-cell>
          <table:table-cell table:style-name="ce18" office:value-type="string" calcext:value-type="string">
            <text:p>A planetary system around the Spark A star.</text:p>
          </table:table-cell>
          <table:table-cell table:style-name="ce18" office:value-type="string" calcext:value-type="string">
            <text:p>Планетарна система зірки Спарк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G8_0_1</text:p>
          </table:table-cell>
          <table:table-cell table:style-name="ce18"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8</text:p>
            <text:p>* Peak wavelength: 545.0 nm</text:p>
            <text:p>* Peak wavelength type: visible</text:p>
            <text:p/>
            <text:p>Temperature zone data:</text:p>
            <text:p>* Mineral melting line: &lt; 0.069 AU</text:p>
            <text:p>* Hot zone   :   0.069 ... 0.177 AU</text:p>
            <text:p>* Warm zone  :   0.177 ... 0.617 AU</text:p>
            <text:p>* Temp. zone :   0.617 ... 0.873 AU</text:p>
            <text:p>* Cold zone  :   0.873 ... 2.504 AU</text:p>
            <text:p>* Frost line : &gt; 2.504 AU</text:p>
          </table:table-cell>
          <table:table-cell table:style-name="ce18"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8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Межа плавлення мінералів: &lt; 0.069 а.о.</text:p>
            <text:p>* Гаряча зона  :   0.069 ... 0.177 а.о.</text:p>
            <text:p>* Тепла зона   :   0.177 ... 0.617 а.о.</text:p>
            <text:p>* Помірна зона :   0.617 ... 0.873 а.о.</text:p>
            <text:p>* Холодна зона :   0.873 ... 1.333 а.о.</text:p>
            <text:p>* Межа кригоутворення : &gt; 2.50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A7_1_SYSTEM</text:p>
          </table:table-cell>
          <table:table-cell table:style-name="ce18" office:value-type="string" calcext:value-type="string">
            <text:p>A planetary system around the Equberan A star.</text:p>
          </table:table-cell>
          <table:table-cell table:style-name="ce18" office:value-type="string" calcext:value-type="string">
            <text:p>Планетарна система зірки Екуберан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A7_1</text:p>
          </table:table-cell>
          <table:table-cell table:style-name="ce18" office:value-type="string" calcext:value-type="string">
            <text:p>Absolute units:</text:p>
            <text:p>* Size: 2.01e+09 m</text:p>
            <text:p>* Temperature: 8184 K</text:p>
            <text:p>* Luminosity: 3.22e+27 W</text:p>
            <text:p/>
            <text:p>Sun units:</text:p>
            <text:p>* Size: 1.445 D</text:p>
            <text:p>* Temperature: 1.42 T</text:p>
            <text:p>* Luminosity: 8.43 L</text:p>
            <text:p/>
            <text:p>Spectral data:</text:p>
            <text:p>* Type: A7</text:p>
            <text:p>* Peak wavelength: 354.0 nm</text:p>
            <text:p>* Peak wavelength type: near UV</text:p>
            <text:p/>
            <text:p>Temperature zone data:</text:p>
            <text:p>* Mineral melting line: &lt; 0.226 AU</text:p>
            <text:p>* Hot zone   :   0.226 ... 0.581 AU</text:p>
            <text:p>* Warm zone  :   0.581 ... 2.024 AU</text:p>
            <text:p>* Temp. zone :   2.024 ... 2.863 AU</text:p>
            <text:p>* Cold zone  :   2.863 ... 8.215 AU</text:p>
            <text:p>* Frost line : &gt; 8.215 AU</text:p>
          </table:table-cell>
          <table:table-cell table:style-name="ce18" office:value-type="string" calcext:value-type="string">
            <text:p>Абсолютні величини:</text:p>
            <text:p>* Розмір: 2.01e+09 м</text:p>
            <text:p>* Температура: 8184 К</text:p>
            <text:p>* Світність: 3.22e+27 Вт</text:p>
            <text:p/>
            <text:p>Відносно Сонця:</text:p>
            <text:p>* Розмір: 1.445 D</text:p>
            <text:p>* Температура: 1.42 T</text:p>
            <text:p>* Світність: 8.43 L</text:p>
            <text:p/>
            <text:p>Спектральні дані:</text:p>
            <text:p>* Тип: A7</text:p>
            <text:p>* Пікова довжина хвилі: 354.0 нм</text:p>
            <text:p>* Тип пікового випромінювання: near UV</text:p>
            <text:p/>
            <text:p>Дані температурного зонування:</text:p>
            <text:p>* Межа плавлення мінералів: &lt; 0.226 а.о.</text:p>
            <text:p>* Гаряча зона  :   0.226 ... 0.581 а.о.</text:p>
            <text:p>* Тепла зона   :   0.581 ... 2.024 а.о.</text:p>
            <text:p>* Помірна зона :   2.024 ... 2.863 а.о.</text:p>
            <text:p>* Холодна зона :   2.863 ... 4.373 а.о.</text:p>
            <text:p>* Межа кригоутворення : &gt; 8.21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_SYSTEM</text:p>
          </table:table-cell>
          <table:table-cell table:style-name="ce18" office:value-type="string" calcext:value-type="string">
            <text:p>Temperature zone data by main star:</text:p>
            <text:p>* Mineral melting line: &lt; 0.012 AU</text:p>
            <text:p>* Hot zone   :   0.012 ... 0.032 AU</text:p>
            <text:p>* Warm zone  :   0.032 ... 0.111 AU</text:p>
            <text:p>* Temp. zone :   0.111 ... 0.157 AU</text:p>
            <text:p>* Cold zone  :   0.157 ... 0.45 AU</text:p>
            <text:p>* Frost line : &gt; 0.45 AU</text:p>
          </table:table-cell>
          <table:table-cell table:style-name="ce18" office:value-type="string" calcext:value-type="string">
            <text:p>Дані температурного зонування відносно основної зірки:</text:p>
            <text:p>* Межа плавлення мінералів: &lt; 0.012 а.о.</text:p>
            <text:p>* Гаряча зона  :   0.012 ... 0.032 а.о.</text:p>
            <text:p>* Тепла зона   :   0.032 ... 0.111 а.о.</text:p>
            <text:p>* Помірна зона :   0.111 ... 0.157 а.о.</text:p>
            <text:p>* Холодна зона :   0.157 ... 0.239 а.о.</text:p>
            <text:p>* Межа кригоутворення : &gt; 0.4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</text:p>
          </table:table-cell>
          <table:table-cell table:style-name="ce18" office:value-type="string" calcext:value-type="string">
            <text:p>Absolute units:</text:p>
            <text:p>* Size: 6.63e+08 m</text:p>
            <text:p>* Mass: 7.34e+29 kg</text:p>
            <text:p>* Temperature: 3333 K</text:p>
            <text:p>* Luminosity: 9.67e+24 W</text:p>
            <text:p/>
            <text:p>Sun-relative units:</text:p>
            <text:p>* Size: 0.477 D</text:p>
            <text:p>* Mass: 0.369 M</text:p>
            <text:p>* Temperature: 0.58 T</text:p>
            <text:p>* Luminosity: 0.025 L</text:p>
            <text:p/>
            <text:p>Spectral data:</text:p>
            <text:p>* Type: M2</text:p>
            <text:p>* Peak wavelength: 869.0 nm</text:p>
            <text:p>* Peak wavelength type: near IR</text:p>
          </table:table-cell>
          <table:table-cell table:style-name="ce18" office:value-type="string" calcext:value-type="string">
            <text:p>Абсолютні величини:</text:p>
            <text:p>* Розмір: 6.63e+08 м</text:p>
            <text:p>* Маса: 7.34e+29 кг</text:p>
            <text:p>* Температура: 3333 К</text:p>
            <text:p>* Світність: 9.67e+24 Вт</text:p>
            <text:p/>
            <text:p>Величини відносно Сонця:</text:p>
            <text:p>* Розмір: 0.477 D</text:p>
            <text:p>* Маса: 0.369 M</text:p>
            <text:p>* Температура: 0.58 T</text:p>
            <text:p>* Світність: 0.025 L</text:p>
            <text:p/>
            <text:p>Спектральні дані:</text:p>
            <text:p>* Тип: M2</text:p>
            <text:p>* Пікова довжина хвилі: 869.0 нм</text:p>
            <text:p>* Тип пікового випромінювання: near IR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</text:p>
          </table:table-cell>
          <table:table-cell table:style-name="ce19" office:value-type="string" calcext:value-type="string">
            <text:p>Victory A star</text:p>
          </table:table-cell>
          <table:table-cell table:style-name="ce19" office:value-type="string" calcext:value-type="string">
            <text:p><text:span text:style-name="T1">Зірка </text:span>Вікторі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_SYSTEM</text:p>
          </table:table-cell>
          <table:table-cell table:style-name="ce19" office:value-type="string" calcext:value-type="string">
            <text:p>Victory system</text:p>
          </table:table-cell>
          <table:table-cell table:style-name="ce19" office:value-type="string" calcext:value-type="string">
            <text:p>Система Віктор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_PLANET_0</text:p>
          </table:table-cell>
          <table:table-cell table:style-name="ce19" office:value-type="string" calcext:value-type="string">
            <text:p>Victory b planet</text:p>
          </table:table-cell>
          <table:table-cell table:style-name="ce19" office:value-type="string" calcext:value-type="string">
            <text:p>Вікторі b плане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G8_0_1</text:p>
          </table:table-cell>
          <table:table-cell table:style-name="ce19" office:value-type="string" calcext:value-type="string">
            <text:p>Victory B star</text:p>
          </table:table-cell>
          <table:table-cell table:style-name="ce19" office:value-type="string" calcext:value-type="string">
            <text:p><text:span text:style-name="T1">Зірка </text:span>Вікторі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A7_1_SYSTEM</text:p>
          </table:table-cell>
          <table:table-cell table:style-name="ce19" office:value-type="string" calcext:value-type="string">
            <text:p>Equberan system</text:p>
          </table:table-cell>
          <table:table-cell table:style-name="ce19" office:value-type="string" calcext:value-type="string">
            <text:p>Система Екуберан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A7_1</text:p>
          </table:table-cell>
          <table:table-cell table:style-name="ce19" office:value-type="string" calcext:value-type="string">
            <text:p>Equberan A star</text:p>
          </table:table-cell>
          <table:table-cell table:style-name="ce19" office:value-type="string" calcext:value-type="string">
            <text:p><text:span text:style-name="T1">Зірка </text:span>Екуберан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_SYSTEM</text:p>
          </table:table-cell>
          <table:table-cell table:style-name="ce19" office:value-type="string" calcext:value-type="string">
            <text:p>Viakata system</text:p>
          </table:table-cell>
          <table:table-cell table:style-name="ce19" office:value-type="string" calcext:value-type="string">
            <text:p>Система Віака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</text:p>
          </table:table-cell>
          <table:table-cell table:style-name="ce19" office:value-type="string" calcext:value-type="string">
            <text:p>Viakata A star</text:p>
          </table:table-cell>
          <table:table-cell table:style-name="ce19" office:value-type="string" calcext:value-type="string">
            <text:p>Зірк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New game</text:p>
          </table:table-cell>
          <table:table-cell table:style-name="ce20" office:value-type="string" calcext:value-type="string">
            <text:p>Нова гра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 table:visibility="filter">
          <table:table-cell table:style-name="ce15" office:value-type="string" calcext:value-type="string">
            <text:p>LABEL_INFO_NAV_OBJECT</text:p>
          </table:table-cell>
          <table:table-cell table:style-name="ce22" office:value-type="string" calcext:value-type="string">
            <text:p>Navigation list: structures and objects</text:p>
          </table:table-cell>
          <table:table-cell table:style-name="ce22" office:value-type="string" calcext:value-type="string">
            <text:p>Навігаційний список: структури і об'єк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PLANET</text:p>
          </table:table-cell>
          <table:table-cell table:style-name="ce22" office:value-type="string" calcext:value-type="string">
            <text:p>Navigation list: planets</text:p>
          </table:table-cell>
          <table:table-cell table:style-name="ce22" office:value-type="string" calcext:value-type="string">
            <text:p>Навігаційний список: плане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YSTEM</text:p>
          </table:table-cell>
          <table:table-cell table:style-name="ce22" office:value-type="string" calcext:value-type="string">
            <text:p>Navigation list: star systems</text:p>
          </table:table-cell>
          <table:table-cell table:style-name="ce22" office:value-type="string" calcext:value-type="string">
            <text:p>Навігаційний список: зоряні систем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SHIP</text:p>
          </table:table-cell>
          <table:table-cell table:style-name="ce22" office:value-type="string" calcext:value-type="string">
            <text:p>Ship menu (PLACEHOLDER)</text:p>
          </table:table-cell>
          <table:table-cell table:style-name="ce22" office:value-type="string" calcext:value-type="string">
            <text:p>Меню корабл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Target (currently clears target only)</text:p>
          </table:table-cell>
          <table:table-cell table:style-name="ce22" office:value-type="string" calcext:value-type="string">
            <text:p>Ціль (наразі лише прибирає вибір цілі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 new game?</text:p>
          </table:table-cell>
          <table:table-cell table:style-name="ce22" office:value-type="string" calcext:value-type="string">
            <text:p>Ви бажаєте розпочати нову гру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 table:visibility="filter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50" table:display-filter-buttons="true">
          <table:filter>
            <table:filter-and>
              <table:filter-condition table:value="DESC_STAR_4" table:operator="=" table:field-number="0">
                <table:filter-set-item table:value="DESC_STAR_4"/>
                <table:filter-set-item table:value="DESC_STAR_4_SYSTEM"/>
                <table:filter-set-item table:value="NAME_STAR_4"/>
                <table:filter-set-item table:value="NAME_STAR_4_SYSTEM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3">
      <number:number number:decimal-places="5" number:min-decimal-places="5" number:min-integer-digits="1"/>
      <number:text>%</number:text>
    </number:percentage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31T00:45:49.634794028</dc:date>
    <meta:editing-duration>P2DT2H27M45S</meta:editing-duration>
    <meta:editing-cycles>79</meta:editing-cycles>
    <meta:generator>LibreOffice/7.4.5.1$Linux_X86_64 LibreOffice_project/9c0871452b3918c1019dde9bfac75448afc4b57f</meta:generator>
    <meta:document-statistic meta:table-count="1" meta:cell-count="194" meta:object-count="0"/>
  </office:meta>
</office:document-meta>
</file>